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rsid="001c7133" officeooo:paragraph-rsid="001c7133" fo:background-color="#23ff23" style:font-weight-asian="bold" style:font-weight-complex="bold"/>
    </style:style>
    <style:style style:name="P4" style:family="paragraph" style:parent-style-name="Standard">
      <style:text-properties fo:font-weight="bold" officeooo:rsid="001f3da0" officeooo:paragraph-rsid="001f3da0" fo:background-color="#23ff23" style:font-weight-asian="bold" style:font-weight-complex="bold"/>
    </style:style>
    <style:style style:name="P5" style:family="paragraph" style:parent-style-name="Standard">
      <style:text-properties fo:background-color="#23ff23"/>
    </style:style>
    <style:style style:name="P6" style:family="paragraph" style:parent-style-name="Standard">
      <style:text-properties officeooo:rsid="001f3da0" officeooo:paragraph-rsid="001f3da0" fo:background-color="#23ff23"/>
    </style:style>
    <style:style style:name="P7" style:family="paragraph" style:parent-style-name="Table_20_Contents">
      <style:text-properties fo:background-color="#23ff23"/>
    </style:style>
    <style:style style:name="P8" style:family="paragraph" style:parent-style-name="Table_20_Contents">
      <style:text-properties officeooo:rsid="001f3da0" officeooo:paragraph-rsid="001f3da0" fo:background-color="#23ff23"/>
    </style:style>
    <style:style style:name="P9" style:family="paragraph" style:parent-style-name="Table_20_Contents">
      <style:text-properties officeooo:rsid="001fde34" officeooo:paragraph-rsid="001fde34" fo:background-color="#23ff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52a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6529" style:font-weight-asian="normal" style:font-weight-complex="normal"/>
    </style:style>
    <style:style style:name="T5" style:family="text">
      <style:text-properties fo:font-weight="normal" officeooo:rsid="0012ae1c" style:font-weight-asian="normal" style:font-weight-complex="normal"/>
    </style:style>
    <style:style style:name="T6" style:family="text">
      <style:text-properties officeooo:rsid="0012ae1c"/>
    </style:style>
    <style:style style:name="T7" style:family="text">
      <style:text-properties officeooo:rsid="00141ae3"/>
    </style:style>
    <style:style style:name="T8" style:family="text">
      <style:text-properties officeooo:rsid="0015b568"/>
    </style:style>
    <style:style style:name="T9" style:family="text">
      <style:text-properties officeooo:rsid="0017ade7"/>
    </style:style>
    <style:style style:name="T10" style:family="text">
      <style:text-properties officeooo:rsid="001920e9"/>
    </style:style>
    <style:style style:name="T11" style:family="text">
      <style:text-properties officeooo:rsid="001e597e"/>
    </style:style>
    <style:style style:name="T12" style:family="text">
      <style:text-properties officeooo:rsid="001f3da0"/>
    </style:style>
    <style:style style:name="T13" style:family="text">
      <style:text-properties officeooo:rsid="001fde34"/>
    </style:style>
    <style:style style:name="T14" style:family="text">
      <style:text-properties officeooo:rsid="00210294"/>
    </style:style>
    <style:style style:name="T15" style:family="text">
      <style:text-properties officeooo:rsid="00225c3a"/>
    </style:style>
    <style:style style:name="T16" style:family="text">
      <style:text-properties officeooo:rsid="002491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of Of</text:p>
      <text:p text:style-name="Standard"/>
      <text:p text:style-name="P1">Monetary Construct</text:p>
      <text:p text:style-name="Standard"/>
      <text:p text:style-name="Standard">Fiat – centralized print<text:span text:style-name="T2">ing</text:span> backed with a promise</text:p>
      <text:p text:style-name="Standard"/>
      <text:p text:style-name="Standard">Bitcoin – decentralized trust (51% attack based on seeding network compute power)</text:p>
      <text:p text:style-name="Standard">, proof of work for each transaction to ensure no double spend. <text:s/>Both use mathematics of cryptography/prime number theory.</text:p>
      <text:p text:style-name="Standard"/>
      <text:p text:style-name="Standard"/>
      <text:p text:style-name="Standard"/>
      <text:p text:style-name="P1">Law (contract) Construct</text:p>
      <text:p text:style-name="P1"/>
      <text:p text:style-name="P1">bitcoin smart contract – <text:span text:style-name="T3">attach rules/knowledge/file along with blockchain transactions</text:span></text:p>
      <text:p text:style-name="P1"/>
      <text:p text:style-name="P1">ethereum – <text:span text:style-name="T5">application-block chain</text:span><text:span text:style-name="T3"> protocol tur</text:span><text:span text:style-name="T4">ing</text:span><text:span text:style-name="T3"> complete</text:span><text:span text:style-name="T5">(Dapps)</text:span><text:span text:style-name="T3">, </text:span></text:p>
      <text:p text:style-name="Standard"/>
      <text:p text:style-name="Standard"/>
      <text:p text:style-name="Standard"><text:span text:style-name="T1">Post Monetary Construct </text:span>– data information knowledge intelligence</text:p>
      <text:p text:style-name="Standard"/>
      <text:p text:style-name="Standard">proof of data – does having it authored/captured/record etc. mean it is anymore trust<text:span text:style-name="T6">worthy</text:span>?</text:p>
      <text:p text:style-name="Standard">proof of science – given an outcome, the underlying data to reproduce indefinitely is available</text:p>
      <text:p text:style-name="Standard">proof of knowledge – an extracted universally applicable programme based on any set of input data</text:p>
      <text:p text:style-name="Standard">proof of being – <text:span text:style-name="T2">grantee the data and underlying software models and simulation are based on actual recorded reality.</text:span></text:p>
      <text:p text:style-name="Standard"/>
      <text:p text:style-name="Standard"/>
      <text:p text:style-name="P1">Objective of 'Proof of'</text:p>
      <text:p text:style-name="Standard">Self intelligence augmented on trusted data</text:p>
      <text:p text:style-name="Standard">Change <text:span text:style-name="T9">to</text:span> <text:span text:style-name="T10">a </text:span>peer to peer data <text:span text:style-name="T10">model </text:span>and decentralization of measurer technologies e.g. AI, data mining, future simulations etc. e.g if new knowledge i<text:span text:style-name="T7">s</text:span> known <text:span text:style-name="T9">in any one </text:span>app<text:span text:style-name="T10">lication</text:span>, then <text:span text:style-name="T9">when verified </text:span>all peers on the network get notified and applied <text:span text:style-name="T9">to their own AAE self, thus all peer intelligence is improved and thus the collective intelligence maximized.</text:span></text:p>
      <text:p text:style-name="Standard"/>
      <text:p text:style-name="Standard"/>
      <text:p text:style-name="P1">Music example for applying some thinking</text:p>
      <text:p text:style-name="Standard">Popularity evolution- around the camp fire, monetary value of a unit of sale, number of downloads, listening numbers. <text:s text:c="2"/>How about measuring how you feel, impact on health, wellbeing sensor metrics <text:span text:style-name="T8">i.e. examples of post monetary value system</text:span>.</text:p>
      <text:p text:style-name="Standard"/>
      <text:p text:style-name="P3"><text:span text:style-name="T11">Prevention</text:span> of Fraud</text:p>
      <text:p text:style-name="P6"/>
      <text:p text:style-name="P6">-Made up contracts</text:p>
      <text:p text:style-name="P6"><text:tab/>There is nothing stopping anything being author in any AAE environment. <text:s/>However, the most <text:tab/>fundamental incentive of the individual is there to <text:span text:style-name="T16">support</text:span> this not happening – the impact will <text:tab/>directly <text:span text:style-name="T16">affect</text:span> their life thus they would only be bullshitting themselves. <text:s/>They might want to <text:tab/>make up contracts to game the system and way to prevent this are discussed below.</text:p>
      <text:p text:style-name="P6"/>
      <text:p text:style-name="P6"><text:soft-page-break/>-Made up sensor data</text:p>
      <text:p text:style-name="P6"><text:tab/>The sensor could be working perfectly but the individual could still hack in the recorded <text:tab/>measurements produce made up data. <text:s/>The <text:span text:style-name="T16">disincentive</text:span> such <text:span text:style-name="T16">activities</text:span> all data in blockchain <text:tab/>contract will have to <text:span text:style-name="T16">encrypt</text:span> unit of measure by unit of measure the data. <text:s/>This adds extra <text:tab/>compute resources required to produce a contract, however, for one individual this will not be <text:tab/>noticeable but for some one gaming many AAE contract environment the cost becomes <text:tab/>significant</text:p>
      <text:p text:style-name="P5"/>
      <text:p text:style-name="P5">- <text:span text:style-name="T12">Made up computation</text:span></text:p>
      <text:p text:style-name="P5"><text:tab/><text:span text:style-name="T12">How can the resulting measure of any sensor be trusted when some sort of calculation is <text:tab/>required using software i.e. pulse rate is in beats per minute. What if the software subtracted or <text:tab/>event add 10 beats or the average over many minute was miscalculated due to a bug in the <text:tab/>software. <text:s/>Software running in the AAE environment could be forced to be open source code. <text:s/><text:tab/>Also, competition between AAE computation software will ensure those receiving the best peer <text:tab/>install will give some credibility the programme is working as planned. It can be envision a type <text:tab/>of DAO could be employed by the network and rewarded to check on the accuracy of the <text:tab/>computation software.</text:span></text:p>
      <text:p text:style-name="P5"/>
      <text:p text:style-name="P5">- <text:span text:style-name="T12">Peer to Peer collusions</text:span></text:p>
      <text:p text:style-name="P5"><text:tab/><text:span text:style-name="T12">One peer on its own can stand out but what if a network of peers collude to support their 'view <text:tab/>of the world'? Ie make up data to support their computation programme that proves they <text:tab/>improve weight loss and thus get rewarded by a vast number of peers in esseCoin?</text:span></text:p>
      <text:p text:style-name="P5"><text:tab/><text:span text:style-name="T13">The cost and complexity of producing such a setup will be vast given the sets taken above. <text:s/><text:tab/>However, when the network is small this might be a real concern.</text:span></text:p>
      <text:p text:style-name="P5"/>
      <text:p text:style-name="P4">Compare Incentives <text:span text:style-name="T15">to </text:span>participate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Fiat Money</text:p>
          </table:table-cell>
          <table:table-cell table:style-name="Table1.A1" office:value-type="string">
            <text:p text:style-name="P8">Crypto money</text:p>
          </table:table-cell>
          <table:table-cell table:style-name="Table1.D1" office:value-type="string">
            <text:p text:style-name="P8">Post money- esse</text:p>
          </table:table-cell>
        </table:table-row>
        <table:table-row>
          <table:table-cell table:style-name="Table1.A2" office:value-type="string">
            <text:p text:style-name="P8">Human motivation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Trust</text:p>
          </table:table-cell>
          <table:table-cell table:style-name="Table1.A2" office:value-type="string">
            <text:p text:style-name="P9">Centralised</text:p>
          </table:table-cell>
          <table:table-cell table:style-name="Table1.A2" office:value-type="string">
            <text:p text:style-name="P9">Decentralized</text:p>
          </table:table-cell>
          <table:table-cell table:style-name="Table1.D2" office:value-type="string">
            <text:p text:style-name="P9">Decentralized – implant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Contract</text:p>
          </table:table-cell>
          <table:table-cell table:style-name="Table1.A2" office:value-type="string">
            <text:p text:style-name="P9">Fixed</text:p>
          </table:table-cell>
          <table:table-cell table:style-name="Table1.A2" office:value-type="string">
            <text:p text:style-name="P9">Smart</text:p>
          </table:table-cell>
          <table:table-cell table:style-name="Table1.D2" office:value-type="string">
            <text:p text:style-name="P9">Outcome based dynamic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Context</text:p>
          </table:table-cell>
          <table:table-cell table:style-name="Table1.A2" office:value-type="string">
            <text:p text:style-name="P9">Numerical</text:p>
          </table:table-cell>
          <table:table-cell table:style-name="Table1.A2" office:value-type="string">
            <text:p text:style-name="P9">Numerical</text:p>
          </table:table-cell>
          <table:table-cell table:style-name="Table1.D2" office:value-type="string">
            <text:p text:style-name="P9">Describe in laws of natur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Computation</text:p>
          </table:table-cell>
          <table:table-cell table:style-name="Table1.A2" office:value-type="string">
            <text:p text:style-name="P9">Centralized servers</text:p>
          </table:table-cell>
          <table:table-cell table:style-name="Table1.A2" office:value-type="string">
            <text:p text:style-name="P9">Mining pooling - <text:span text:style-name="T14">individual</text:span></text:p>
          </table:table-cell>
          <table:table-cell table:style-name="Table1.D2" office:value-type="string">
            <text:p text:style-name="P9">Individual</text:p>
          </table:table-cell>
        </table:table-row>
      </table:table>
      <text:p text:style-name="P6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oynejames </meta:initial-creator>
    <meta:creation-date>2014-09-07T13:34:09</meta:creation-date>
    <dc:date>2014-09-15T11:27:00.375262517</dc:date>
    <meta:editing-duration>P3DT19H9M16S</meta:editing-duration>
    <meta:editing-cycles>26</meta:editing-cycles>
    <meta:generator>LibreOffice/4.2.6.3$Linux_X86_64 LibreOffice_project/420m0$Build-3</meta:generator>
    <meta:document-statistic meta:table-count="1" meta:image-count="0" meta:object-count="0" meta:page-count="2" meta:paragraph-count="49" meta:word-count="624" meta:character-count="3963" meta:non-whitespace-character-count="3343"/>
  </office:meta>
</office:document-meta>
</file>